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515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2"/>&lt;meta charset="UTF-8"&gt;</text:p>
      <text:p text:style-name="Preformatted_20_Text"><text:s text:c="2"/>&lt;meta name="viewport" content="width=device-width, initial-scale=1.0"&gt;</text:p>
      <text:p text:style-name="Preformatted_20_Text"><text:s text:c="2"/>&lt;title&gt;Практическое задание №1&lt;/title&gt;</text:p>
      <text:p text:style-name="Preformatted_20_Text">&lt;/head&gt;</text:p>
      <text:p text:style-name="Preformatted_20_Text"><text:s text:c="2"/>&lt;style&gt;</text:p>
      <text:p text:style-name="Preformatted_20_Text"><text:s text:c="4"/>body {</text:p>
      <text:p text:style-name="Preformatted_20_Text"><text:s text:c="6"/>padding: 0;</text:p>
      <text:p text:style-name="Preformatted_20_Text"><text:s text:c="6"/>margin: 0;</text:p>
      <text:p text:style-name="Preformatted_20_Text"><text:s text:c="6"/>background-color: #333;</text:p>
      <text:p text:style-name="Preformatted_20_Text"><text:s text:c="6"/>display: flex;</text:p>
      <text:p text:style-name="Preformatted_20_Text"><text:s text:c="6"/>align-items: center;</text:p>
      <text:p text:style-name="Preformatted_20_Text"><text:s text:c="6"/>justify-content: center;</text:p>
      <text:p text:style-name="Preformatted_20_Text"><text:s text:c="6"/>width: 100vw;</text:p>
      <text:p text:style-name="Preformatted_20_Text"><text:s text:c="6"/>height: 100vh;</text:p>
      <text:p text:style-name="Preformatted_20_Text"><text:s text:c="6"/>user-select: none;</text:p>
      <text:p text:style-name="Preformatted_20_Text"><text:s text:c="4"/>}</text:p>
      <text:p text:style-name="Preformatted_20_Text"><text:s text:c="4"/>.calculate {</text:p>
      <text:p text:style-name="Preformatted_20_Text"><text:s text:c="6"/>width: 320px;</text:p>
      <text:p text:style-name="Preformatted_20_Text"><text:s text:c="6"/>background-color: rgba(235, 2, 2, .8);</text:p>
      <text:p text:style-name="Preformatted_20_Text"><text:s text:c="6"/>box-shadow: 0 0 0 0 rgba(0, 0, 0, .7);</text:p>
      <text:p text:style-name="Preformatted_20_Text"><text:s text:c="6"/>border-radius: 5px;</text:p>
      <text:p text:style-name="Preformatted_20_Text"/>
      <text:p text:style-name="Preformatted_20_Text"><text:s text:c="4"/>}</text:p>
      <text:p text:style-name="Preformatted_20_Text"><text:s text:c="4"/>.calculate input {</text:p>
      <text:p text:style-name="Preformatted_20_Text"><text:s text:c="6"/>width: 100%;</text:p>
      <text:p text:style-name="Preformatted_20_Text"><text:s text:c="6"/>cursor: default;</text:p>
      <text:p text:style-name="Preformatted_20_Text"><text:s text:c="6"/>padding: 0 10px;</text:p>
      <text:p text:style-name="Preformatted_20_Text"><text:s text:c="4"/>}</text:p>
      <text:p text:style-name="Preformatted_20_Text"><text:s text:c="4"/>.calculate input:disabled {</text:p>
      <text:p text:style-name="Preformatted_20_Text"><text:s text:c="6"/>color: black;</text:p>
      <text:p text:style-name="Preformatted_20_Text"><text:s text:c="4"/>}</text:p>
      <text:p text:style-name="Preformatted_20_Text"><text:s text:c="4"/>.row {</text:p>
      <text:p text:style-name="Preformatted_20_Text"><text:s text:c="6"/>display: flex;</text:p>
      <text:p text:style-name="Preformatted_20_Text"/>
      <text:p text:style-name="Preformatted_20_Text"><text:s text:c="4"/>}</text:p>
      <text:p text:style-name="Preformatted_20_Text"><text:s text:c="4"/>.row &gt; * {</text:p>
      <text:p text:style-name="Preformatted_20_Text"><text:s text:c="6"/>display: flex;</text:p>
      <text:p text:style-name="Preformatted_20_Text"><text:s text:c="6"/>align-items: center;</text:p>
      <text:p text:style-name="Preformatted_20_Text"><text:s text:c="6"/>justify-content: center;</text:p>
      <text:p text:style-name="Preformatted_20_Text"><text:s text:c="6"/>width: 100%;</text:p>
      <text:p text:style-name="Preformatted_20_Text"><text:s text:c="6"/>height: 30px;</text:p>
      <text:p text:style-name="Preformatted_20_Text"><text:s text:c="6"/>margin: 5px;</text:p>
      <text:p text:style-name="Preformatted_20_Text"><text:s text:c="6"/>background-color: #fff;</text:p>
      <text:p text:style-name="Preformatted_20_Text"><text:s text:c="6"/>border-radius: 5px;</text:p>
      <text:p text:style-name="Preformatted_20_Text"><text:s text:c="6"/>cursor: pointer;</text:p>
      <text:p text:style-name="Preformatted_20_Text"><text:s text:c="4"/>}</text:p>
      <text:p text:style-name="Preformatted_20_Text"/>
      <text:p text:style-name="Preformatted_20_Text"><text:s text:c="2"/>&lt;/style&gt;</text:p>
      <text:p text:style-name="Preformatted_20_Text"/>
      <text:p text:style-name="Preformatted_20_Text">&lt;body&gt;</text:p>
      <text:p text:style-name="Preformatted_20_Text"><text:s text:c="2"/>&lt;div class="calculate"&gt;</text:p>
      <text:p text:style-name="Preformatted_20_Text"><text:s text:c="4"/>&lt;div class="row"&gt;</text:p>
      <text:p text:style-name="Preformatted_20_Text"><text:s text:c="6"/>&lt;input type="text" class="calculate_field" disabled&gt;</text:p>
      <text:p text:style-name="Preformatted_20_Text"><text:s text:c="4"/>&lt;/div&gt;</text:p>
      <text:p text:style-name="Preformatted_20_Text"><text:s text:c="4"/>&lt;div class="row"&gt;</text:p>
      <text:p text:style-name="Preformatted_20_Text"><text:s text:c="6"/>&lt;span&gt;AC&lt;/span&gt;</text:p>
      <text:p text:style-name="Preformatted_20_Text"><text:s text:c="6"/>&lt;span&gt;/&lt;/span&gt;</text:p>
      <text:p text:style-name="Preformatted_20_Text"><text:s text:c="4"/>&lt;/div&gt;</text:p>
      <text:p text:style-name="Preformatted_20_Text"><text:s text:c="4"/>&lt;div class="row"&gt;</text:p>
      <text:p text:style-name="Preformatted_20_Text"><text:s text:c="6"/>&lt;span&gt;7&lt;/span&gt;</text:p>
      <text:p text:style-name="Preformatted_20_Text"><text:s text:c="6"/>&lt;span&gt;8&lt;/span&gt;</text:p>
      <text:p text:style-name="Preformatted_20_Text"><text:soft-page-break/><text:s text:c="6"/>&lt;span&gt;9&lt;/span&gt;</text:p>
      <text:p text:style-name="Preformatted_20_Text"><text:s text:c="6"/>&lt;span&gt;*&lt;/span&gt;</text:p>
      <text:p text:style-name="Preformatted_20_Text"><text:s text:c="4"/>&lt;/div&gt;</text:p>
      <text:p text:style-name="Preformatted_20_Text"><text:s text:c="4"/>&lt;div class="row"&gt;</text:p>
      <text:p text:style-name="Preformatted_20_Text"><text:s text:c="6"/>&lt;span&gt;4&lt;/span&gt;</text:p>
      <text:p text:style-name="Preformatted_20_Text"><text:s text:c="6"/>&lt;span&gt;5&lt;/span&gt;</text:p>
      <text:p text:style-name="Preformatted_20_Text"><text:s text:c="6"/>&lt;span&gt;6&lt;/span&gt;</text:p>
      <text:p text:style-name="Preformatted_20_Text"><text:s text:c="6"/>&lt;span&gt;-&lt;/span&gt;</text:p>
      <text:p text:style-name="Preformatted_20_Text"><text:s text:c="4"/>&lt;/div&gt;</text:p>
      <text:p text:style-name="Preformatted_20_Text"><text:s text:c="4"/>&lt;div class="row"&gt;</text:p>
      <text:p text:style-name="Preformatted_20_Text"><text:s text:c="6"/>&lt;span&gt;1&lt;/span&gt;</text:p>
      <text:p text:style-name="Preformatted_20_Text"><text:s text:c="6"/>&lt;span&gt;2&lt;/span&gt;</text:p>
      <text:p text:style-name="Preformatted_20_Text"><text:s text:c="6"/>&lt;span&gt;3&lt;/span&gt;</text:p>
      <text:p text:style-name="Preformatted_20_Text"><text:s text:c="6"/>&lt;span&gt;+&lt;/span&gt;</text:p>
      <text:p text:style-name="Preformatted_20_Text"><text:s text:c="4"/>&lt;/div&gt;</text:p>
      <text:p text:style-name="Preformatted_20_Text"><text:s text:c="4"/>&lt;div class="row"&gt;</text:p>
      <text:p text:style-name="Preformatted_20_Text"><text:s text:c="6"/>&lt;span&gt;0&lt;/span&gt;</text:p>
      <text:p text:style-name="Preformatted_20_Text"><text:s text:c="6"/>&lt;span&gt;.&lt;/span&gt;</text:p>
      <text:p text:style-name="Preformatted_20_Text"><text:s text:c="6"/>&lt;span&gt;=&lt;/span&gt;</text:p>
      <text:p text:style-name="Preformatted_20_Text"><text:s text:c="4"/>&lt;/div&gt;</text:p>
      <text:p text:style-name="Preformatted_20_Text"><text:s text:c="2"/>&lt;/div&gt;</text:p>
      <text:p text:style-name="Preformatted_20_Text"/>
      <text:p text:style-name="Preformatted_20_Text"><text:s text:c="2"/>&lt;script&gt;</text:p>
      <text:p text:style-name="Preformatted_20_Text"><text:s text:c="4"/>const </text:p>
      <text:p text:style-name="Preformatted_20_Text"><text:s text:c="6"/>elements = document.querySelectorAll('.row <text:span text:style-name="T1">span</text:span>'), // *</text:p>
      <text:p text:style-name="Preformatted_20_Text"><text:s text:c="6"/>input <text:s text:c="3"/>= document.querySelector('.calculate_field') //*</text:p>
      <text:p text:style-name="Preformatted_20_Text"/>
      <text:p text:style-name="Preformatted_20_Text"><text:s text:c="4"/>elements.forEach(element =&gt; {</text:p>
      <text:p text:style-name="Preformatted_20_Text"><text:s text:c="6"/>element.addEventListener('click', () =&gt; {</text:p>
      <text:p text:style-name="Preformatted_20_Text"/>
      <text:p text:style-name="Preformatted_20_Text"><text:s text:c="8"/>switch (element.innerHTML) {</text:p>
      <text:p text:style-name="Preformatted_20_Text"><text:s text:c="10"/>case 'AC':</text:p>
      <text:p text:style-name="Preformatted_20_Text"><text:s text:c="12"/>input.value = ''</text:p>
      <text:p text:style-name="Preformatted_20_Text"><text:s text:c="12"/>break</text:p>
      <text:p text:style-name="Preformatted_20_Text"/>
      <text:p text:style-name="Preformatted_20_Text"><text:s text:c="10"/>case '=':</text:p>
      <text:p text:style-name="Preformatted_20_Text"><text:s text:c="12"/>if (input.value.slice(-1) === ' ') <text:s/>input.value = input.value.slice(0, -3)</text:p>
      <text:p text:style-name="Preformatted_20_Text"/>
      <text:p text:style-name="Preformatted_20_Text"><text:s text:c="12"/>input.value = eval(input.value)</text:p>
      <text:p text:style-name="Preformatted_20_Text"><text:s text:c="12"/>break</text:p>
      <text:p text:style-name="Preformatted_20_Text"/>
      <text:p text:style-name="Preformatted_20_Text"><text:s text:c="10"/>default:</text:p>
      <text:p text:style-name="Preformatted_20_Text"><text:s text:c="12"/>if (!(+input.value.slice(-1) &gt;= 0) &amp;&amp; !(+element.innerHTML &gt;= 0)) return //*</text:p>
      <text:p text:style-name="Preformatted_20_Text"/>
      <text:p text:style-name="Preformatted_20_Text"><text:s text:c="12"/>if (isNaN(+element.innerHTML)) { // *</text:p>
      <text:p text:style-name="Preformatted_20_Text"><text:s text:c="14"/>input.value += ` ${element.innerHTML} `</text:p>
      <text:p text:style-name="Preformatted_20_Text"><text:s text:c="14"/>break</text:p>
      <text:p text:style-name="Preformatted_20_Text"><text:s text:c="12"/>}</text:p>
      <text:p text:style-name="Preformatted_20_Text"/>
      <text:p text:style-name="Preformatted_20_Text"><text:s text:c="12"/>input.value += element.innerHTML</text:p>
      <text:p text:style-name="Preformatted_20_Text"><text:s text:c="12"/>break</text:p>
      <text:p text:style-name="Preformatted_20_Text"><text:s text:c="8"/>}</text:p>
      <text:p text:style-name="Preformatted_20_Text"/>
      <text:p text:style-name="Preformatted_20_Text"><text:s text:c="6"/>})</text:p>
      <text:p text:style-name="Preformatted_20_Text"/>
      <text:p text:style-name="Preformatted_20_Text"><text:s text:c="4"/>})</text:p>
      <text:p text:style-name="Preformatted_20_Text"><text:s text:c="2"/>&lt;/script&gt;</text:p>
      <text:p text:style-name="Preformatted_20_Text">&lt;/body&gt;</text:p>
      <text:p text:style-name="P1">&lt;/html&gt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9:14:40.199000000</meta:creation-date>
    <dc:date>2020-05-13T19:20:40.748000000</dc:date>
    <meta:editing-duration>PT6M</meta:editing-duration>
    <meta:editing-cycles>1</meta:editing-cycles>
    <meta:document-statistic meta:table-count="0" meta:image-count="0" meta:object-count="0" meta:page-count="2" meta:paragraph-count="109" meta:word-count="223" meta:character-count="2436" meta:non-whitespace-character-count="1703"/>
    <meta:generator>LibreOffice/6.3.4.2$Windows_x86 LibreOffice_project/60da17e045e08f1793c57c00ba83cdfce946d0aa</meta:generator>
  </office:meta>
</office:document-meta>
</file>